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true" fo:min-height="1.764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17.729cm"/>
    </style:style>
    <style:style style:name="gr8" style:family="graphic" style:parent-style-name="standard">
      <style:graphic-properties draw:textarea-horizontal-align="justify" draw:textarea-vertical-align="middle" draw:auto-grow-height="true" fo:min-height="3.526cm" fo:padding-top="0cm" fo:padding-bottom="0cm" fo:padding-left="0cm" fo:padding-right="0cm" fo:wrap-option="wrap"/>
    </style:style>
    <style:style style:name="gr9" style:family="graphic" style:parent-style-name="standard">
      <style:graphic-properties draw:marker-end="Arrow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2cm" fo:min-width="0.083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notes">
      <style:graphic-properties draw:fill-color="#ffffff" fo:min-height="12.57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3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  <style:text-properties fo:font-size="9pt" style:font-size-asian="9pt" style:font-size-complex="9pt"/>
    </style:style>
    <style:style style:name="P9" style:family="paragraph">
      <style:paragraph-properties fo:margin-left="0cm" fo:margin-right="0cm" fo:text-align="center" fo:text-indent="0cm"/>
      <style:text-properties fo:font-size="19.2999992370605pt"/>
    </style:style>
    <style:style style:name="P10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9.2999992370605pt"/>
    </style:style>
    <style:style style:name="P11" style:family="paragraph">
      <style:paragraph-properties fo:text-align="center"/>
      <style:text-properties fo:font-size="25.7000007629395pt"/>
    </style:style>
    <style:style style:name="P12" style:family="paragraph">
      <style:paragraph-properties fo:text-align="center"/>
      <style:text-properties fo:font-family="Calibri" style:font-family-generic="swiss" style:font-pitch="variable" fo:font-size="25.7000007629395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family="Calibri" style:font-family-generic="swiss" style:font-pitch="variable"/>
    </style:style>
    <style:style style:name="P14" style:family="paragraph">
      <style:paragraph-properties fo:margin-left="0cm" fo:margin-right="0cm" fo:text-align="center" fo:text-indent="0cm"/>
      <style:text-properties fo:font-family="Calibri" style:font-style-name="Regular" style:font-family-generic="swiss" style:font-pitch="variable" fo:font-size="19.2999992370605pt" fo:font-style="normal" fo:font-weight="normal"/>
    </style:style>
    <style:style style:name="P15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0pt" style:font-size-asian="18pt" style:font-size-complex="18pt"/>
    </style:style>
    <style:style style:name="P16" style:family="paragraph">
      <style:text-properties fo:font-size="15pt"/>
    </style:style>
    <style:style style:name="P17" style:family="paragraph">
      <style:text-properties fo:font-family="Calibri" style:font-family-generic="swiss" style:font-pitch="variable" fo:font-size="15pt" style:font-size-asian="14pt" style:font-size-complex="14pt"/>
    </style:style>
    <style:style style:name="P18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Calibri" style:font-family-generic="swiss" style:font-pitch="variable" fo:font-size="10pt" style:font-size-asian="18pt" style:font-size-complex="18pt"/>
    </style:style>
    <style:style style:name="T3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4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Calibri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Sample Request Fe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Requirements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llow researchers to use web client to place order for their study's samples</text:span></text:p>
              </text:list-item>
              <text:list-item>
                <text:p text:style-name="P1"><text:span text:style-name="T1">Techs will receive an email when an order has been submitted</text:span></text:p>
              </text:list-item>
              <text:list-item>
                <text:p text:style-name="P1"><text:span text:style-name="T1">Researchers receive an email confirmation when order has been shipped</text:span></text:p>
              </text:list-item>
              <text:list-item>
                <text:p text:style-name="P1"><text:span text:style-name="T1">New view in Java Client showing pending sample orders</text:span></text:p>
              </text:list-item>
              <text:list-item>
                <text:p text:style-name="P1"><text:span text:style-name="T1">For each order a tech will be able to print a report stating where the aliquots a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256cm" svg:x="1.4cm" svg:y="0.962cm" presentation:class="title" presentation:user-transformed="true">
          <draw:text-box>
            <text:p>Sample Order</text:p>
          </draw:text-box>
        </draw:frame>
        <draw:connector draw:style-name="gr2" draw:text-style-name="P2" draw:layer="layout" svg:x1="23.912cm" svg:y1="12cm" svg:x2="23.96cm" svg:y2="14.5cm" draw:start-shape="id1" draw:start-glue-point="2" draw:end-shape="id2" draw:end-glue-point="4" svg:d="m23912 12000v1250h48v1250">
          <text:p/>
        </draw:connector>
        <draw:connector draw:style-name="gr2" draw:text-style-name="P3" draw:layer="layout" draw:type="lines" svg:x1="4.334cm" svg:y1="3.272cm" svg:x2="4.367cm" svg:y2="4.704cm" draw:start-shape="id3" draw:start-glue-point="6" draw:end-shape="id4" draw:end-glue-point="4" svg:d="m4334 3272v502l33 225v705">
          <text:p/>
        </draw:connector>
        <draw:custom-shape draw:style-name="gr3" draw:text-style-name="P5" draw:id="id3" draw:layer="layout" svg:width="3.927cm" svg:height="0.782cm" svg:x="2.37cm" svg:y="2.49cm">
          <text:p text:style-name="P4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5" draw:id="id2" draw:layer="layout" svg:width="5.08cm" svg:height="1.905cm" svg:x="21.42cm" svg:y="14.5cm">
          <text:p text:style-name="P4"><text:span text:style-name="T3">Pallets and manifest </text:span></text:p>
          <text:p text:style-name="P4"><text:span text:style-name="T3">are sent to Edmont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5" draw:id="id1" draw:layer="layout" svg:width="3.175cm" svg:height="1.905cm" svg:x="22.325cm" svg:y="10.095cm">
          <text:p text:style-name="P4"><text:span text:style-name="T3">User click o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23.319cm" svg:y1="7.5cm" svg:x2="23.913cm" svg:y2="10.284cm" draw:start-shape="id5" draw:start-glue-point="8" draw:end-shape="id1" draw:end-glue-point="4" svg:d="m23319 7500v1413h594v1371">
          <text:p/>
        </draw:connector>
        <draw:connector draw:style-name="gr2" draw:text-style-name="P2" draw:layer="layout" svg:x1="4.367cm" svg:y1="6.392cm" svg:x2="4.5cm" svg:y2="8.5cm" draw:start-shape="id4" draw:start-glue-point="6" draw:end-shape="id6" draw:end-glue-point="4" svg:d="m4367 6392v1136h133v972">
          <text:p/>
        </draw:connector>
        <draw:custom-shape draw:style-name="gr3" draw:text-style-name="P5" draw:id="id5" draw:layer="layout" svg:width="5.362cm" svg:height="3.072cm" svg:x="20.638cm" svg:y="4.428cm">
          <text:p text:style-name="P4"><text:span text:style-name="T3">Verification is made to be sure all aliquots are part of the right study. Ok will be disabled is verification fail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layer="layout" svg:x1="4.632cm" svg:y1="13.338cm" svg:x2="4.5cm" svg:y2="15.5cm" draw:start-shape="id7" draw:start-glue-point="6" draw:end-shape="id8" draw:end-glue-point="4" svg:d="m4632 13338v1163h-132v999">
          <text:p/>
        </draw:connector>
        <draw:custom-shape draw:style-name="gr3" draw:text-style-name="P5" draw:id="id4" draw:layer="layout" svg:width="6.265cm" svg:height="2.054cm" svg:x="1.235cm" svg:y="4.5cm">
          <text:p text:style-name="P4"><text:span text:style-name="T3">Researcher opens web client and connects to CBSR server and logs i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6" draw:id="id6" draw:layer="layout" svg:width="5cm" svg:height="2cm" svg:x="2cm" svg:y="8.5cm">
          <text:p text:style-name="P4"><text:span text:style-name="T4">Display report showing studies, patients and aliquo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7" draw:layer="layout" svg:width="6.265cm" svg:height="2.054cm" svg:x="1.5cm" svg:y="11.446cm">
          <text:p text:style-name="P4"><text:span text:style-name="T3">Researcher selects link to create a sample ord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2" draw:layer="layout" svg:x1="4.5cm" svg:y1="10.5cm" svg:x2="4.632cm" svg:y2="11.65cm" draw:start-shape="id6" draw:start-glue-point="6" draw:end-shape="id7" draw:end-glue-point="4" svg:d="m4500 10500v474h132v676">
          <text:p/>
        </draw:connector>
        <draw:custom-shape draw:style-name="gr3" draw:text-style-name="P5" draw:id="id10" draw:layer="layout" svg:width="6.265cm" svg:height="2.054cm" svg:x="11.735cm" svg:y="11.5cm">
          <text:p text:style-name="P4"><text:span text:style-name="T3">Researcher selects study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6" draw:id="id8" draw:layer="layout" svg:width="5cm" svg:height="2cm" svg:x="2cm" svg:y="15.5cm">
          <text:p text:style-name="P4"><text:span text:style-name="T4">Display sample order 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svg:x1="4.5cm" svg:y1="17.5cm" svg:x2="9cm" svg:y2="7.737cm" draw:start-shape="id8" draw:start-glue-point="6" draw:end-shape="id9" draw:end-glue-point="5" svg:d="m4500 17500v502h3501v-10265h999">
          <text:p/>
        </draw:connector>
        <draw:custom-shape draw:style-name="gr3" draw:text-style-name="P5" draw:id="id11" draw:layer="layout" svg:width="6.265cm" svg:height="2.054cm" svg:x="9.5cm" svg:y="15.946cm">
          <text:p text:style-name="P4"><text:span text:style-name="T3">Researcher selects patient number, date drawn, sample type and number of aliquo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7" draw:layer="layout" svg:width="4cm" svg:height="2.5cm" svg:x="8cm" svg:y="3.5cm">
          <text:p text:style-name="P7"><text:span text:style-name="T5">Each researcher will require his / her own login and password and will have to be associated with his / her studi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cm" svg:height="3cm" svg:x="20.5cm" svg:y="17.5cm">
          <text:list text:style-name="L3">
            <text:list-item>
              <text:list>
                <text:list-item>
                  <text:p text:style-name="P8"><text:span text:style-name="T5">Once the patient number is entered the date drawn selection is populated with a list of valid valeus</text:span></text:p>
                </text:list-item>
                <text:list-item>
                  <text:p text:style-name="P8"><text:span text:style-name="T5">Once the sample type is selected the number of aliquots range can be determine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id="id9" draw:layer="layout" svg:width="5.484cm" svg:height="3.526cm" svg:x="9cm" svg:y="5.974cm">
          <text:p text:style-name="P9"><text:span text:style-name="T2">Research assoc with more than 1 stud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layer="layout" svg:x1="14.484cm" svg:y1="7.737cm" svg:x2="14.867cm" svg:y2="11.704cm" draw:start-shape="id9" draw:start-glue-point="7" draw:end-shape="id10" draw:end-glue-point="4" svg:d="m14484 7737h502v2764h-119v1203">
          <text:p/>
        </draw:connector>
        <draw:connector draw:style-name="gr2" draw:layer="layout" draw:line-skew="-1.751cm" svg:x1="11.742cm" svg:y1="9.5cm" svg:x2="9.5cm" svg:y2="16.973cm" draw:start-shape="id9" draw:start-glue-point="6" draw:end-shape="id11" draw:end-glue-point="5" svg:d="m11742 9500v1473h-2744v6000h502">
          <text:p/>
        </draw:connector>
        <draw:connector draw:style-name="gr2" draw:layer="layout" svg:x1="14.867cm" svg:y1="13.554cm" svg:x2="12.632cm" svg:y2="16.15cm" draw:start-shape="id10" draw:start-glue-point="2" draw:end-shape="id11" draw:end-glue-point="4" svg:d="m14867 13554v1197h-2235v1399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2" draw:layer="layout" svg:width="5.484cm" svg:height="1.237cm" svg:x="10.966cm" svg:y="0cm">
          <draw:text-box>
            <text:p text:style-name="P11"><text:span text:style-name="T6">Container</text:span></text:p>
          </draw:text-box>
        </draw:frame>
        <draw:custom-shape draw:style-name="gr8" draw:text-style-name="P10" draw:id="id16" draw:layer="layout" svg:width="5.569cm" svg:height="7.05cm" svg:x="6.083cm" svg:y="13.896cm">
          <text:p text:style-name="P9"><text:span text:style-name="T2">Container has undefined child container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3" draw:layer="layout" draw:type="line" svg:x1="8.892cm" svg:y1="6.981cm" svg:x2="8.893cm" svg:y2="8.797cm" draw:start-shape="id12" draw:start-glue-point="2" draw:end-shape="id13" draw:end-glue-point="4" svg:d="m8892 6981 1 1816">
          <text:p/>
        </draw:connector>
        <draw:connector draw:style-name="gr2" draw:text-style-name="P13" draw:layer="layout" draw:type="line" svg:x1="8.893cm" svg:y1="10.475cm" svg:x2="8.893cm" svg:y2="12.882cm" draw:start-shape="id13" draw:start-glue-point="6" draw:end-shape="id14" draw:end-glue-point="4" svg:d="m8893 10475v2407">
          <text:p/>
        </draw:connector>
        <draw:connector draw:style-name="gr2" draw:text-style-name="P13" draw:layer="layout" draw:type="lines" svg:x1="8.893cm" svg:y1="3.47cm" svg:x2="8.893cm" svg:y2="5.142cm" draw:start-shape="id15" draw:start-glue-point="6" draw:end-shape="id12" draw:end-glue-point="4" svg:d="m8893 3470v501 467 704">
          <text:p/>
        </draw:connector>
        <draw:custom-shape draw:style-name="gr3" draw:text-style-name="P14" draw:id="id12" draw:layer="layout" svg:width="3.427cm" svg:height="2.042cm" svg:x="7.179cm" svg:y="4.939cm">
          <text:p text:style-name="P9"><text:span text:style-name="T3">User selects a sit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4" draw:id="id13" draw:layer="layout" svg:width="3.427cm" svg:height="2.042cm" svg:x="7.179cm" svg:y="8.594cm">
          <draw:glue-point draw:id="8" svg:x="5.001cm" svg:y="-1.664cm"/>
          <draw:glue-point draw:id="9" svg:x="5.001cm" svg:y="1.669cm"/>
          <text:p text:style-name="P9"><text:span text:style-name="T3">User selects a top level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9" draw:text-style-name="P6" draw:layer="layout" svg:x1="7.179cm" svg:y1="2.79cm" svg:x2="7.179cm" svg:y2="9.615cm" draw:start-shape="id15" draw:start-glue-point="5" draw:end-shape="id13" draw:end-glue-point="5" svg:d="m7179 2790h-502v6825h502">
          <text:p/>
        </draw:connector>
        <draw:custom-shape draw:style-name="gr3" draw:text-style-name="P9" draw:id="id15" draw:layer="layout" svg:width="3.427cm" svg:height="1.361cm" svg:x="7.179cm" svg:y="2.109cm">
          <text:p text:style-name="P9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6" draw:layer="layout" svg:x1="8.893cm" svg:y1="14.56cm" svg:x2="8.868cm" svg:y2="13.896cm" draw:start-shape="id14" draw:start-glue-point="6" draw:end-shape="id16" draw:end-glue-point="4" svg:d="m8893 14560v663h3260v-3045h-3285v1718">
          <text:p/>
        </draw:connector>
        <draw:custom-shape draw:style-name="gr3" draw:text-style-name="P14" draw:id="id14" draw:layer="layout" svg:width="3.427cm" svg:height="2.042cm" svg:x="7.179cm" svg:y="12.679cm">
          <text:p text:style-name="P9"><text:span text:style-name="T3">User enters container information and container typ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0" draw:text-style-name="P15" draw:layer="layout" svg:x1="6.083cm" svg:y1="17.421cm" svg:x2="4.112cm" svg:y2="17.419cm" draw:start-shape="id16" draw:start-glue-point="5" draw:end-shape="id17" svg:d="m6083 17421h-986v-2h-985">
          <text:p text:style-name="P4"><text:span text:style-name="T2">YES</text:span></text:p>
        </draw:connector>
        <draw:connector draw:style-name="gr11" draw:text-style-name="P15" draw:layer="layout" svg:x1="11.652cm" svg:y1="17.421cm" svg:x2="16.704cm" svg:y2="11.579cm" draw:start-shape="id16" draw:start-glue-point="7" draw:end-shape="id18" draw:end-glue-point="6" svg:d="m11652 17421h5052v-5842">
          <text:p/>
        </draw:connector>
        <draw:custom-shape draw:style-name="gr6" draw:text-style-name="P10" draw:id="id18" draw:layer="layout" svg:width="5.484cm" svg:height="3.526cm" svg:x="13.962cm" svg:y="8.053cm">
          <text:p text:style-name="P9"><text:span text:style-name="T2">Container has a neighbou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5" draw:layer="layout" svg:x1="16.704cm" svg:y1="8.053cm" svg:x2="16.704cm" svg:y2="6.645cm" draw:start-shape="id18" draw:end-shape="id19" draw:end-glue-point="6" svg:d="m16704 8053v-1408">
          <text:p text:style-name="P4"><text:span text:style-name="T2">YES</text:span></text:p>
        </draw:connector>
        <draw:custom-shape draw:style-name="gr3" draw:text-style-name="P9" draw:id="id22" draw:layer="layout" svg:width="4.113cm" svg:height="1.361cm" svg:x="22.036cm" svg:y="4.084cm">
          <text:p text:style-name="P9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4" draw:id="id17" draw:layer="layout" svg:width="3.573cm" svg:height="2.042cm" svg:x="0.539cm" svg:y="16.398cm">
          <text:p text:style-name="P9"><text:span text:style-name="T3">User chooses to bulk add or add single child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9" draw:text-style-name="P6" draw:layer="layout" svg:x1="2.325cm" svg:y1="16.601cm" svg:x2="7.179cm" svg:y2="13.7cm" draw:start-shape="id17" draw:start-glue-point="4" draw:end-shape="id14" draw:end-glue-point="5" svg:d="m2325 16601v-2901h4854">
          <text:p/>
        </draw:connector>
        <draw:custom-shape draw:style-name="gr6" draw:text-style-name="P10" draw:id="id20" draw:layer="layout" svg:width="5.484cm" svg:height="3.526cm" svg:x="21.35cm" svg:y="8.064cm">
          <text:p text:style-name="P9"><text:span text:style-name="T2">Container has a par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5" draw:layer="layout" svg:x1="19.446cm" svg:y1="9.816cm" svg:x2="21.35cm" svg:y2="9.827cm" draw:start-shape="id18" draw:start-glue-point="7" draw:end-shape="id20" draw:end-glue-point="5" svg:d="m19446 9816h953v11h951">
          <text:p text:style-name="P4"><text:span text:style-name="T2">NO</text:span></text:p>
        </draw:connector>
        <draw:custom-shape draw:style-name="gr3" draw:text-style-name="P14" draw:id="id21" draw:layer="layout" svg:width="3.427cm" svg:height="2.042cm" svg:x="22.379cm" svg:y="13.694cm">
          <text:p text:style-name="P9"><text:span text:style-name="T3">User selects parent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10" draw:text-style-name="P15" draw:layer="layout" svg:x1="24.092cm" svg:y1="11.59cm" svg:x2="24.093cm" svg:y2="13.897cm" draw:start-shape="id20" draw:start-glue-point="6" draw:end-shape="id21" draw:end-glue-point="4" svg:d="m24092 11590v1053h1v1254">
          <text:p text:style-name="P4"><text:span text:style-name="T2">YES</text:span></text:p>
        </draw:connector>
        <draw:connector draw:style-name="gr9" draw:text-style-name="P6" draw:layer="layout" svg:x1="24.092cm" svg:y1="15.736cm" svg:x2="8.868cm" svg:y2="20.946cm" draw:start-shape="id21" draw:start-glue-point="2" draw:end-shape="id16" draw:end-glue-point="6" svg:d="m24092 15736v5712h-15224v-502">
          <text:p/>
        </draw:connector>
        <draw:connector draw:style-name="gr10" draw:text-style-name="P15" draw:layer="layout" svg:x1="24.092cm" svg:y1="8.064cm" svg:x2="24.093cm" svg:y2="5.445cm" draw:start-shape="id20" draw:start-glue-point="4" draw:end-shape="id22" draw:end-glue-point="6" svg:d="m24092 8064v-1309h1v-1310">
          <text:p text:style-name="P4"><text:span text:style-name="T2">NO</text:span></text:p>
        </draw:connector>
        <draw:frame draw:style-name="gr12" draw:text-style-name="P17" draw:layer="layout" svg:width="1.04cm" svg:height="0.662cm" svg:x="15.765cm" svg:y="16.561cm">
          <draw:text-box>
            <text:p text:style-name="P16"><text:span text:style-name="T7">NO</text:span></text:p>
          </draw:text-box>
        </draw:frame>
        <draw:custom-shape draw:style-name="gr3" draw:text-style-name="P14" draw:id="id19" draw:layer="layout" svg:width="3.427cm" svg:height="2.042cm" svg:x="14.99cm" svg:y="4.764cm">
          <text:p text:style-name="P9"><text:span text:style-name="T3">User selects neighbouring contain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standard" draw:layer="layout" svg:x1="14.99cm" svg:y1="5.785cm" svg:x2="10.606cm" svg:y2="13.7cm" draw:start-shape="id19" draw:start-glue-point="5" draw:end-shape="id14" draw:end-glue-point="7" svg:d="m14990 5785h-2192v7915h-2192">
          <text:p/>
        </draw:connector>
        <presentation:notes draw:style-name="dp2">
          <draw:page-thumbnail draw:style-name="gr1" draw:layer="layout" svg:width="13.557cm" svg:height="10.476cm" svg:x="4.016cm" svg:y="2.123cm" draw:page-number="4" presentation:class="page"/>
          <draw:frame presentation:style-name="pr6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5-11T10:20:01</meta:creation-date>
    <meta:editing-duration>PT01H51M38S</meta:editing-duration>
    <meta:editing-cycles>15</meta:editing-cycles>
    <dc:date>2010-11-01T16:16:45</dc:date>
    <dc:creator>loyola </dc:creator>
    <meta:generator>OpenOffice.org/3.2$Unix OpenOffice.org_project/320m19$Build-9505</meta:generator>
    <meta:document-statistic meta:object-count="83"/>
  </office:meta>
</office:document-meta>
</file>